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language="pt" fo:country="BR"/>
    </style:style>
    <style:style style:name="P2" style:family="paragraph">
      <loext:graphic-properties draw:fill-color="#ffffff"/>
      <style:paragraph-properties style:writing-mode="lr-tb"/>
      <style:text-properties fo:font-size="32pt" fo:language="pt" fo:country="BR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language="pt" fo:country="BR"/>
    </style:style>
    <style:style style:name="P4" style:family="paragraph">
      <style:paragraph-properties style:writing-mode="lr-tb"/>
      <style:text-properties fo:language="pt" fo:country="BR"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  <style:text-properties fo:font-size="20pt"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user-transformed="true">
          <draw:text-box>
            <text:p><text:span text:style-name="T1">Até que ele venha</text:span></text:p>
          </draw:text-box>
        </draw:frame>
        <draw:frame presentation:style-name="pr2" draw:text-style-name="P2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Tua graça me alcançou</text:span></text:p>
              </text:list-item>
              <text:list-item>
                <text:p><text:span text:style-name="T2">Pra ti quero viver</text:span></text:p>
              </text:list-item>
              <text:list-item>
                <text:p><text:span text:style-name="T2">Compartilhar do teu grande amor</text:span></text:p>
              </text:list-item>
              <text:list-item>
                <text:p><text:span text:style-name="T2">O que podemos ser na vida de alguém</text:span></text:p>
              </text:list-item>
              <text:list-item>
                <text:p><text:span text:style-name="T2">Depende tão somente de nó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Se eu não for, quem irá?</text:span></text:p>
              </text:list-item>
              <text:list-item>
                <text:p><text:span text:style-name="T2">Se eu não estender as mãos, quem o fará?</text:span></text:p>
              </text:list-item>
              <text:list-item>
                <text:p><text:span text:style-name="T2">Me envolver, me entregar</text:span></text:p>
              </text:list-item>
              <text:list-item>
                <text:p><text:span text:style-name="T2">E dizer ao mundo que Jesus voltará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Até que ele venha, até que ele venha</text:span></text:p>
              </text:list-item>
              <text:list-item>
                <text:p><text:span text:style-name="T2">Cristo, a esperança que ao mundo vou levar</text:span></text:p>
              </text:list-item>
              <text:list-item>
                <text:p><text:span text:style-name="T2">Até que ele venha, até que ele venha</text:span></text:p>
              </text:list-item>
              <text:list-item>
                <text:p><text:span text:style-name="T2">Ele é a razão, quem me faz continuar</text:span></text:p>
                <text:p><text:span text:style-name="T2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Até que ele venha, até que ele venha</text:span></text:p>
              </text:list-item>
              <text:list-item>
                <text:p><text:span text:style-name="T2">Cristo, a esperança que ao mundo vou levar</text:span></text:p>
              </text:list-item>
              <text:list-item>
                <text:p><text:span text:style-name="T2">Até que ele venha, até que ele venha</text:span></text:p>
              </text:list-item>
              <text:list-item>
                <text:p><text:span text:style-name="T2">Ele é a razão, quem me faz continuar</text:span></text:p>
                <text:p><text:span text:style-name="T2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Tua graça me alcançou</text:span></text:p>
              </text:list-item>
              <text:list-item>
                <text:p><text:span text:style-name="T2">Pra ti quero viver</text:span></text:p>
              </text:list-item>
              <text:list-item>
                <text:p><text:span text:style-name="T2">Compartilhar do teu grande amor</text:span></text:p>
              </text:list-item>
              <text:list-item>
                <text:p><text:span text:style-name="T2">O que podemos ser na vida de alguém</text:span></text:p>
              </text:list-item>
              <text:list-item>
                <text:p><text:span text:style-name="T2">Depende tão somente de nó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Se eu não for, quem irá?</text:span></text:p>
              </text:list-item>
              <text:list-item>
                <text:p><text:span text:style-name="T2">Se eu não estender as mãos, quem o fará?</text:span></text:p>
              </text:list-item>
              <text:list-item>
                <text:p><text:span text:style-name="T2">Me envolver, me entregar</text:span></text:p>
              </text:list-item>
              <text:list-item>
                <text:p><text:span text:style-name="T2">E dizer ao mundo que Jesus voltará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Até que ele venha, até que ele venha</text:span></text:p>
              </text:list-item>
              <text:list-item>
                <text:p><text:span text:style-name="T2">Cristo, a esperança que ao mundo vou levar</text:span></text:p>
              </text:list-item>
              <text:list-item>
                <text:p><text:span text:style-name="T2">Até que ele venha, até que ele venha</text:span></text:p>
              </text:list-item>
              <text:list-item>
                <text:p><text:span text:style-name="T2">Ele é a razão, quem me faz continuar</text:span></text:p>
                <text:p><text:span text:style-name="T2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3" style:family="paragraph">
      <loext:graphic-properties draw:fill-color="#000000"/>
      <style:paragraph-properties fo:text-align="center"/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9" draw:layer="backgroundobjects" svg:width="6.523cm" svg:height="1.448cm" svg:x="1cm" svg:y="19.133cm">
        <draw:text-box>
          <text:p><text:span text:style-name="MT1"><presentation:date-time/></text:span></text:p>
        </draw:text-box>
      </draw:frame>
      <draw:frame presentation:style-name="Mpr3" draw:text-style-name="MP10" draw:layer="backgroundobjects" svg:width="8.875cm" svg:height="1.448cm" svg:x="9.563cm" svg:y="19.13cm">
        <draw:text-box>
          <text:p text:style-name="MP6"><text:span text:style-name="MT1"><presentation:footer/></text:span></text:p>
        </draw:text-box>
      </draw:frame>
      <draw:frame presentation:style-name="Mpr3" draw:text-style-name="MP12" draw:layer="backgroundobjects" svg:width="6.523cm" svg:height="1.448cm" svg:x="20.477cm" svg:y="19.133cm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3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5" draw:layer="backgroundobjects" svg:width="8.875cm" svg:height="1.448cm" svg:x="9.563cm" svg:y="19.13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3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5T17:02:54.621013087</meta:creation-date>
    <meta:editing-duration>PT6M33S</meta:editing-duration>
    <meta:editing-cycles>4</meta:editing-cycles>
    <meta:generator>LibreOffice/7.3.7.2$Linux_X86_64 LibreOffice_project/30$Build-2</meta:generator>
    <dc:title>Piano</dc:title>
    <dc:date>2023-12-25T17:16:31.782955282</dc:date>
    <meta:document-statistic meta:object-count="64"/>
  </office:meta>
</office:document-meta>
</file>